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66666667" calcext:value-type="float">
            <text:p>0.06666666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gandh </meta:initial-creator>
    <meta:creation-date>2016-03-08T08:02:17.962825407</meta:creation-date>
    <dc:date>2016-03-08T08:07:42.121463147</dc:date>
    <dc:creator>sugandh </dc:creator>
    <meta:editing-duration>PT5M25S</meta:editing-duration>
    <meta:editing-cycles>1</meta:editing-cycles>
    <meta:document-statistic meta:table-count="1" meta:cell-count="18" meta:object-count="0"/>
    <meta:generator>LibreOffice/4.4.3.2$Linux_X86_64 LibreOffice_project/40m0$Build-2</meta:generator>
  </office:meta>
</office:document-meta>
</file>